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margin-left="1.251cm" fo:margin-right="0cm" fo:text-indent="0cm" style:auto-text-indent="false"/>
    </style:style>
    <style:style style:name="P7" style:family="paragraph" style:parent-style-name="Standard">
      <style:paragraph-properties fo:margin-left="1.251cm" fo:margin-right="0cm" fo:text-indent="0cm" style:auto-text-indent="false"/>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margin-left="1.251cm" fo:margin-right="0cm" fo:text-indent="0cm" style:auto-text-indent="false"/>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9" style:family="paragraph" style:parent-style-name="Standard">
      <style:paragraph-properties fo:margin-left="0cm" fo:margin-right="0cm" fo:text-indent="0cm" style:auto-text-indent="false"/>
      <style:text-properties style:font-name="Times New Roman1"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list-style-name="L1">
      <style:text-properties fo:language="de" fo:country="DE"/>
    </style:style>
    <style:style style:name="P11" style:family="paragraph" style:parent-style-name="Standard" style:list-style-name="L1">
      <style:text-properties fo:language="de" fo:country="DE" fo:font-style="normal" style:font-style-asian="normal" style:font-style-complex="normal"/>
    </style:style>
    <style:style style:name="P12" style:family="paragraph" style:parent-style-name="Standard">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3" style:family="paragraph" style:parent-style-name="Standard" style:list-style-name="L2">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4"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15" style:family="paragraph" style:parent-style-name="Standard" style:list-style-name="L2">
      <style:text-properties fo:font-size="14pt" fo:language="de" fo:country="DE" style:text-underline-style="none" fo:font-weight="normal" style:font-size-asian="14pt" style:font-weight-asian="normal" style:font-size-complex="14pt" style:font-weight-complex="normal"/>
    </style:style>
    <style:style style:name="P16" style:family="paragraph" style:parent-style-name="Standard" style:list-style-name="L3">
      <style:text-properties fo:font-size="14pt" fo:language="de" fo:country="DE" style:text-underline-style="none" fo:font-weight="normal" style:font-size-asian="14pt" style:font-weight-asian="normal" style:font-size-complex="14pt" style:font-weight-complex="normal"/>
    </style:style>
    <style:style style:name="P17" style:family="paragraph" style:parent-style-name="Standard" style:list-style-name="L5">
      <style:text-properties fo:font-size="14pt" fo:language="de" fo:country="DE" style:text-underline-style="none" fo:font-weight="normal" style:font-size-asian="14pt" style:font-weight-asian="normal" style:font-size-complex="14pt" style:font-weight-complex="normal"/>
    </style:style>
    <style:style style:name="P18" style:family="paragraph" style:parent-style-name="Standard" style:list-style-name="L6">
      <style:text-properties fo:font-size="14pt" fo:language="de" fo:country="DE" style:text-underline-style="none" fo:font-weight="normal" style:font-size-asian="14pt" style:font-weight-asian="normal" style:font-size-complex="14pt" style:font-weight-complex="normal"/>
    </style:style>
    <style:style style:name="P19" style:family="paragraph" style:parent-style-name="Standard" style:list-style-name="L7">
      <style:text-properties fo:font-size="14pt" fo:language="de" fo:country="DE" style:text-underline-style="none" fo:font-weight="normal" style:font-size-asian="14pt" style:font-weight-asian="normal" style:font-size-complex="14pt" style:font-weight-complex="normal"/>
    </style:style>
    <style:style style:name="P20" style:family="paragraph" style:parent-style-name="Standard" style:list-style-name="L8">
      <style:text-properties fo:font-size="14pt" fo:language="de" fo:country="DE" style:text-underline-style="none" fo:font-weight="normal" style:font-size-asian="14pt" style:font-weight-asian="normal" style:font-size-complex="14pt" style:font-weight-complex="normal"/>
    </style:style>
    <style:style style:name="P21" style:family="paragraph" style:parent-style-name="Standard" style:list-style-name="L9">
      <style:text-properties fo:font-size="14pt" fo:language="de" fo:country="DE" style:text-underline-style="none" fo:font-weight="normal" style:font-size-asian="14pt" style:font-weight-asian="normal" style:font-size-complex="14pt" style:font-weight-complex="normal"/>
    </style:style>
    <style:style style:name="P22" style:family="paragraph" style:parent-style-name="Standard" style:list-style-name="L10">
      <style:text-properties fo:font-size="14pt" fo:language="de" fo:country="DE" style:text-underline-style="none" fo:font-weight="normal" style:font-size-asian="14pt" style:font-weight-asian="normal" style:font-size-complex="14pt" style:font-weight-complex="normal"/>
    </style:style>
    <style:style style:name="P23" style:family="paragraph" style:parent-style-name="Standard" style:list-style-name="L11">
      <style:text-properties fo:font-size="14pt" fo:language="de" fo:country="DE" style:text-underline-style="none" fo:font-weight="normal" style:font-size-asian="14pt" style:font-weight-asian="normal" style:font-size-complex="14pt" style:font-weight-complex="normal"/>
    </style:style>
    <style:style style:name="P24"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25" style:family="paragraph" style:parent-style-name="Standard">
      <style:text-properties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list-style-name="L11">
      <style:text-properties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8" style:family="paragraph" style:parent-style-name="Standard">
      <style:text-properties style:font-name="Times New Roman1"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list-style-name="L4">
      <style:text-properties style:font-name="Times New Roman1"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padding="0.074cm" fo:border-left="none" fo:border-right="none" fo:border-top="none" fo:border-bottom="0.035cm solid #000000" style:join-border="false"/>
      <style:text-properties fo:font-size="14pt" fo:language="de" fo:country="DE" style:text-underline-style="none" fo:font-weight="bold" style:font-size-asian="14pt" style:font-weight-asian="bold" style:font-size-complex="14pt" style:font-weight-complex="bold"/>
    </style:style>
    <style:style style:name="T1" style:family="text">
      <style:text-properties fo:font-style="normal" style:font-style-asian="normal" style:font-style-complex="normal"/>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style:font-name="Times New Roman1"/>
    </style:style>
    <style:style style:name="T6" style:family="text">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T7" style:family="text">
      <style:text-properties style:font-name="Times New Roman1" fo:font-size="14pt" fo:font-style="italic" style:text-underline-style="none" fo:font-weight="normal" style:font-size-asian="14pt" style:font-style-asian="italic" style:font-weight-asian="normal" style:font-size-complex="14pt" style:font-style-complex="italic" style:font-weight-complex="normal"/>
    </style:style>
    <style:style style:name="T8" style:family="text">
      <style:text-properties style:font-name="Times New Roman1"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 einer dezentralen Android App zur Unterstützung der Hausaufgaben von Schülern und Schülerinnen</text:p>
      <text:p text:style-name="P1"/>
      <text:p text:style-name="P1">1 Analyse der Aufgabenstellung</text:p>
      <text:p text:style-name="P3"/>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p text:style-name="P3">1.1 Wie entwickelt man Software?</text:p>
      <text:p text:style-name="P4"/>
      <text:p text:style-name="P4">In der Softwareentwicklung bezeichnet man die Schritte die ein Softwareentwickler bei der Entwicklung von Software durchlaufen sollte als Softwareentwicklungsprozesse. Summerville unterscheidet 4 Softwareentwicklungsprozesse. </text:p>
      <text:list xml:id="list3135975913153207755" text:style-name="L1">
        <text:list-item>
          <text:p text:style-name="P10"><text:span text:style-name="T2">Die </text:span><text:span text:style-name="T3">Softwarespezifikationen </text:span><text:span text:style-name="T4">bei denen Softwareentwickler und Kunde gemeinsam die zu entwickelnde Software definieren und deren Operationen einschränken.</text:span></text:p>
        </text:list-item>
        <text:list-item>
          <text:p text:style-name="P11"><text:span text:style-name="T2">Die </text:span><text:span text:style-name="T3">Softwareentwicklung</text:span><text:span text:style-name="T2"> bei der die Software konzipiert und programmiert wird.</text:span></text:p>
        </text:list-item>
        <text:list-item>
          <text:p text:style-name="P11"><text:span text:style-name="T2">Die </text:span><text:span text:style-name="T3">Software-Validierung </text:span><text:span text:style-name="T2">bei der die Software getestet wird, um sicherzustellen, dass die Software den Ansprüchen des Kunden entspricht.</text:span></text:p>
        </text:list-item>
        <text:list-item>
          <text:p text:style-name="P11"><text:span text:style-name="T2">Die </text:span><text:span text:style-name="T3">Softwareweiterentwicklung </text:span><text:span text:style-name="T2">bei der die Software modifiziert wird, um diese an die Änderungen der Anforderungen des Marktes und des Kunden anzupassen.</text:span><text:span text:style-name="T7"><text:note text:id="ftn1" text:note-class="footnote"><text:note-citation>1</text:note-citation><text:note-body><text:p text:style-name="Footnote">Vgl. Sommerville, Ian: Software Engineering. 7. Aufl. Edinburgh Gate u.a. 2004, S.<text:span text:style-name="T10">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p text:style-name="P3"><text:soft-page-break/>1.2 Was sind die Eigenschaften guter Software? </text:p>
      <text:p text:style-name="P4"/>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1333540591128714731" text:style-name="L2">
        <text:list-item>
          <text:p text:style-name="P13">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13">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13">Effizienz:<text:span text:style-name="T1"> Software sollte keine Systemressourcen verschwenden, wie z.B. Speicher oder Prozessor Zyklen, daher beinhaltet Effizienz Speicherausnutzung, Prozessorzeit, Antwortzeiten für Anwender etc. </text:span></text:p>
        </text:list-item>
        <text:list-item>
          <text:p text:style-name="P15"><text:span text:style-name="T12">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8"><text:note text:id="ftn2" text:note-class="footnote"><text:note-citation>2</text:note-citation><text:note-body><text:p text:style-name="Footnote">Sommerville, Ian: Software Engineering. 7. Aufl. Edinburgh Gate u.a. 2004, S.<text:span text:style-name="T10">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
      <text:p text:style-name="P3"><text:soft-page-break/>1.3 Was bedeutet dezentral?</text:p>
      <text:p text:style-name="P8"/>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7"><text:span text:style-name="T5">»Ein verteiltes System ist eine Ansammlung unabhängiger Computer, die den Benutzern wie ein einzelnes kohärentes System erscheint.«</text:span><text:span text:style-name="T5"><text:note text:id="ftn3" text:note-class="footnote"><text:note-citation>3</text:note-citation><text:note-body><text:p text:style-name="Footnote">Tanenbaum, Andrew S., Steen, Maarten van: Verteilte Systeme. 2., aktualis. Aufl. Münschen S. 19</text:p></text:note-body></text:note></text:span></text:p>
      <text:p text:style-name="P8"/>
      <text:p text:style-name="P9">Im Rahmen dieser Bachelorarbeit werden daher fortan die Begriffe dezentral und verteilt synonym verwendet. Die digitale Hausaufgabenheft-Anwendung ist eher eine Verteilte Anwendung als ein gesamtes Verteiltes System:</text:p>
      <text:p text:style-name="P9"><text:s text:c="2"/></text:p>
      <text:p text:style-name="P6"><text:span text:style-name="T6">»Verteilte Anwendungen werden heute in der Regel unter Zuhilfenahme von Kommunikations- Middleware (z.B. Java RMI …) entwickelt (...). … Zur Entwicklung werden mehr oder minder mächtige Basiskomponenten (Frameworks) … eingesetzt.«</text:span><text:span text:style-name="T6"><text:note text:id="ftn4" text:note-class="footnote"><text:note-citation>4</text:note-citation><text:note-body><text:p text:style-name="Footnote">Schneider, Uwe u.a. (Hrsg.): Taschenbuch der Informatik. 7. Aufl. Münschen 2012, S.<text:span text:style-name="T10"> 298</text:span></text:p></text:note-body></text:note></text:span></text:p>
      <text:p text:style-name="P8"/>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11"><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11">http://sharedknowledge.github.io/#sharknet</text:span></text:a><text:span text:style-name="T11">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Stundenpläne werden Peer-to-Peer synchronisiert. Welche Schülerin oder welcher <text:soft-page-break/>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10">URL: </text:span><text:a xlink:type="simple" xlink:href="http://www.sharksystem.net/shark_beliefs.html" text:style-name="Internet_20_link" text:visited-style-name="Visited_20_Internet_20_Link"><text:span text:style-name="T10">http://www.sharksystem.net/shark_beliefs.html</text:span></text:a><text:span text:style-name="T10">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5">Ein Beispielszenario:</text:p>
      <text:p text:style-name="P5"/>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und Daten speichern. </text:p>
      <text:p text:style-name="P4"><text:soft-page-break/>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5">Relevanz des Beispielszenarios</text:p>
      <text:p text:style-name="P5"/>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p text:style-name="P4"/>
      <text:p text:style-name="P3">1.4 Wie können die Schülerinnen und Schüler bei ihren Hausaufgaben unterstützt werden?</text:p>
      <text:p text:style-name="P4"/>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Aufgaben- und Zeitmanagement, dann würde die Hausaufgabenheft-Anwendung <text:soft-page-break/>zusätzlich zur strukturierenden, auch eine Vorbild Funktionalität innehaben. </text:p>
      <text:p text:style-name="P4"/>
      <text:p text:style-name="P3">1.5 Was ist Android und was sind die wichtigsten in dieser Arbeit verwendeten Android Komponenten?</text:p>
      <text:p text:style-name="P3"/>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4098023740771566964" text:style-name="L3">
        <text:list-item>
          <text:p text:style-name="P16">Nutzung drahtloser Kommunikationsverbindungen</text:p>
        </text:list-item>
        <text:list-item>
          <text:p text:style-name="P16">Darstellung und Verarbeitung multimedialer Datenformate</text:p>
        </text:list-item>
        <text:list-item>
          <text:p text:style-name="P16">Unterstützung spezieller Eingabemöglichkeiten z.B. mittels Stift oder Multitouch Bildschirm</text:p>
        </text:list-item>
        <text:list-item>
          <text:p text:style-name="P16">Energieverwaltung</text:p>
        </text:list-item>
        <text:list-item>
          <text:p text:style-name="P16">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10">Schneider, Uwe u.a. (Hrsg.): Taschenbuch der Informatik. 7. Aufl. Münschen 2012, S. 297</text:span></text:p></text:note-body></text:note></text:span></text:p>
      <text:p text:style-name="P27"/>
      <text:p text:style-name="P27"/>
      <text:p text:style-name="P27">Überblick der wichtigsten verwendeten Android Komponenten und deren Funktion:</text:p>
      <text:p text:style-name="P28"/>
      <text:list xml:id="list175591655812353020" text:style-name="L4">
        <text:list-item>
          <text:p text:style-name="P29">Der Android Navigation Drawer ist eine Feld, auf dem die wichtigsten Navigationsoptionen der Anwendung, auf der linken Seite des Bildschirmes, abgebildet werden.</text:p>
        </text:list-item>
        <text:list-item>
          <text:p text:style-name="P29">Android Activities sind Anwendungskomponenten die es dem Benutzer ermöglichen mit dem Bildschirm des Gerätes zu interagieren um etwas auszuführen, z.B. eine Telefonnummer wählen, ein Foto zu machen, eine E-Mail zu senden oder eine Karte an zu sehen.</text:p>
        </text:list-item>
      </text:list>
      <text:p text:style-name="P28"/>
      <text:p text:style-name="P28">Genauere Informationen, über Android und über die verwendeten Android Komponenten, befinden sich auf der Android Webseite für Entwickler. URL: https://developer.android.com/index.html </text:p>
      <text:p text:style-name="P3"/>
      <text:p text:style-name="P3">2 Softwarespezifikationen</text:p>
      <text:p text:style-name="P3"/>
      <text:p text:style-name="P3">2.1 Analyse der Anwendungsfälle:</text:p>
      <text:p text:style-name="P3"/>
      <text:p text:style-name="P4">Anwendungsfälle werden sehr früh im Softwareentwicklungsprozess aufgestellt. In der Phase der Softwarespezifikationen, speziell während der Auffindung von Anforderungen, werden verschiedenste Nutzungsszenarien kreiert, welche dann <text:soft-page-break/>später zu Spezifikationen ausformuliert werden können. Ein Nutzungsszenario oder Anwendungsfall beschreibt eine Aktion die ein Benutzer, im Falle der Hausaufgabenheft-Anwendung die Schülerinnen und Schüler, am System ausführen kann. Ein Anwendungsfall für eine Hausaufgabenheft-Anwendung ist z.B. eine Schülerin oder ein Schüler, in der Use-Case UML Notation sind Strichmännchen als Symbole für die Benutzer festgelegt, erstellt seinen Wochenstundenplan. Die UML Diagramme zu den einzelnen Use-Cases befinden sich im Anhang der Arbeit. </text:p>
      <text:p text:style-name="P4"/>
      <text:p text:style-name="P4"/>
      <text:p text:style-name="P5">Eine Schülerin oder ein Schüler:</text:p>
      <text:p text:style-name="P4"/>
      <text:list xml:id="list5339040158635076316" text:style-name="L5">
        <text:list-item>
          <text:p text:style-name="P17"><text:s/>… erstellt seinen Wochenstundenplan.</text:p>
        </text:list-item>
        <text:list-item>
          <text:p text:style-name="P17"><text:s/>… erstellt eine Unterrichtsstunde.</text:p>
        </text:list-item>
        <text:list-item>
          <text:p text:style-name="P17"><text:s/>… verknüpft die Unterrichtsstunde mit einem Lehrer, einem Raum und einer Wiederholbarkeit</text:p>
        </text:list-item>
        <text:list-item>
          <text:p text:style-name="P17"><text:s/>… ordnet die Unterrichtsstunde zeitlich in den Wochenstundenplan ein.</text:p>
        </text:list-item>
        <text:list-item>
          <text:p text:style-name="P17"><text:s/>… trägt Unterrichtsstunden für verschiedene Wochentage ein.</text:p>
        </text:list-item>
        <text:list-item>
          <text:p text:style-name="P17"><text:s/>… wechselt zwischen den verschiedenen Wochentagen des Wochenstundenplans mit einer Fingergeste.</text:p>
        </text:list-item>
        <text:list-item>
          <text:p text:style-name="P17"><text:s/>… sieht sich das Hausaufgabenheft an und blättert die einzelnen Seiten mit einer Fingergeste um.</text:p>
        </text:list-item>
        <text:list-item>
          <text:p text:style-name="P17"><text:s/>… blättert an den Anfang/das Ende des Hausaufgabenhefts.</text:p>
        </text:list-item>
        <text:list-item>
          <text:p text:style-name="P17"><text:s/>… blättert eine Woche im Hausaufgabenheft vor/zurück.</text:p>
        </text:list-item>
        <text:list-item>
          <text:p text:style-name="P17"><text:s/>… stellt fest, dass an diesem Tag kein Unterricht stattfindet.</text:p>
        </text:list-item>
        <text:list-item>
          <text:p text:style-name="P17"><text:s/>… erstellt eine Hausaufgabe.</text:p>
        </text:list-item>
        <text:list-item>
          <text:p text:style-name="P17"><text:s/>… erzeugt einen Chat zu einer Hausaufgabe.</text:p>
        </text:list-item>
        <text:list-item>
          <text:p text:style-name="P17"><text:s/>… fotografiert eine Aufgabenstellung oder Lösung.</text:p>
        </text:list-item>
        <text:list-item>
          <text:p text:style-name="P17"><text:s/>… verknüpft ein/mehrere Foto/s einer Aufgabenstellung oder Lösung mit einer Hausaufgabe.</text:p>
        </text:list-item>
        <text:list-item>
          <text:p text:style-name="P17"><text:s/>… bewertet die Qualität der fotografierten Ressource.</text:p>
        </text:list-item>
      </text:list>
      <text:p text:style-name="P4"/>
      <text:p text:style-name="P4"/>
      <text:p text:style-name="P5">Eine dritte Person(Lehrer, Entwickler oder ein andrer):</text:p>
      <text:p text:style-name="P5"/>
      <text:list xml:id="list37374363" text:continue-numbering="true" text:style-name="L5">
        <text:list-item>
          <text:p text:style-name="P17"><text:s/>… gibt die Metadaten der Schule an.</text:p>
        </text:list-item>
      </text:list>
      <text:p text:style-name="P4"/>
      <text:p text:style-name="P4">Anwendungsfälle in denen die Schülerinnen und Schüler ihre Hausaufgaben oder Stundenpläne mit anderen Synchronisieren oder eine Auflistung aller Anwendungsfälle der verwendeten Chat-Funktionalität werden in dieser Bachelorarbeit nicht genauer beschrieben, weil sowohl die Synchronisierung, als auch die Chat-Funktionalitäten nicht direkt Teil der Bachelorarbeit sind. Die Hausaufgabenheft-Anwendung soll auch mit anderen Hausaufgabenheft-Anwendung synchronisiert werden können, jedoch geschieht dies auf Basis der Synchronisierung im SharkFW und die Chat-Funktionalität ist Teil des SharkNet und wird in der Hausaufgabenheft-Anwendung genutzt, aber nicht im Rahmen dieser Bachelorarbeit <text:soft-page-break/>entwickelt. </text:p>
      <text:p text:style-name="P3"/>
      <text:p text:style-name="P3">2.2 Analyse ähnlicher Softwarelösungen:</text:p>
      <text:p text:style-name="P1"/>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5">Bewertungskriterien der zu untersuchenden Anwendung:</text:p>
      <text:p text:style-name="P4"/>
      <text:list xml:id="list5907901425804258146" text:style-name="L6">
        <text:list-item>
          <text:p text:style-name="P18">Keine erforderlichen Vorkenntnisse.</text:p>
        </text:list-item>
        <text:list-item>
          <text:p text:style-name="P18">Fehlertolerante Anwendung.</text:p>
        </text:list-item>
        <text:list-item>
          <text:p text:style-name="P18">Benutzereingaben werden ausreichend validiert.</text:p>
        </text:list-item>
        <text:list-item>
          <text:p text:style-name="P18">Informationen werden automatisch gespeichert.</text:p>
        </text:list-item>
        <text:list-item>
          <text:p text:style-name="P18">Hausaufgaben müssen Fotografiert und abgespeichert werden können.</text:p>
        </text:list-item>
        <text:list-item>
          <text:p text:style-name="P18">Eine Hausaufgabe kann mehr als ein Foto referenzieren.</text:p>
        </text:list-item>
        <text:list-item>
          <text:p text:style-name="P18">Ein Stundenplan muss erstellt werden können.</text:p>
        </text:list-item>
        <text:list-item>
          <text:p text:style-name="P18">Der Stundenplan sollte verteilbar sein.</text:p>
        </text:list-item>
      </text:list>
      <text:p text:style-name="P1"/>
      <text:p text:style-name="P3">2.2.1 Anwendung 1:</text:p>
      <text:p text:style-name="P3"/>
      <text:list xml:id="list5355625636200330066" text:style-name="L7">
        <text:list-item>
          <text:p text:style-name="P19">Anwendungsname „Hausaufgaben“</text:p>
        </text:list-item>
        <text:list-item>
          <text:p text:style-name="P19">Herausgeber „Klwinkel.com“</text:p>
        </text:list-item>
        <text:list-item>
          <text:p text:style-name="P19">Bewertung im GooglePlay Store „4,3 Sterne“</text:p>
        </text:list-item>
        <text:list-item>
          <text:p text:style-name="P19">Downloadzahlen „ungefähr 1 Millionen“</text:p>
        </text:list-item>
      </text:list>
      <text:p text:style-name="P4"/>
      <text:p text:style-name="P4">Die <text:span text:style-name="T12">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12">Aktivität „Fächer“</text:span> definiert. Einem Fach können verschiedene Eigenschaften zugeschrieben werden. Die Eigenschaften lauten: Name des Fachs, Abkürzung des Namens des Fachs, Farbe des Fachs, Kontakt, Telefonnummer des Kontakts und eine E-Mail Adresse des Kontakts. <text:soft-page-break/>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12">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12">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der Stunde, ein Endzeit der Stunde, ein Klassenzimmer, ein Kontakt, eine Kontakt Telefonnummer und eine E-Mail Adresse des Kontakts. Wird ein Fach ausgewählt bei <text:soft-page-break/>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12">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12">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
      <text:p text:style-name="P4"/>
      <text:p text:style-name="P5"><text:soft-page-break/>Negative Aspekte der Anwendung 1:</text:p>
      <text:p text:style-name="P4"/>
      <text:list xml:id="list4787659967844191870" text:style-name="L8">
        <text:list-item>
          <text:p text:style-name="P20">Keine Validierung bei der Eingabe der Priorität, kann zum Absturz der Anwendung führen</text:p>
        </text:list-item>
        <text:list-item>
          <text:p text:style-name="P20">Eine Hausaufgabe kann nur mit maximal einem Foto und einem Dokument verknüpft werden</text:p>
        </text:list-item>
        <text:list-item>
          <text:p text:style-name="P20">Die Anfangs und Endzeiten der Unterrichtsstunden können von den Schülerinnen und Schülern festgelegt werden, es findet keine Einschränkung oder Validierung der Zeiten Auswahl statt, die erste Stunde kann um 10 Uhr beginnen und um 9 Uhr enden</text:p>
        </text:list-item>
        <text:list-item>
          <text:p text:style-name="P20">Eine Pro Version muss gekauft werden, um die ständige Werbung zu deaktivieren</text:p>
        </text:list-item>
      </text:list>
      <text:p text:style-name="P4"/>
      <text:p text:style-name="P4"/>
      <text:p text:style-name="P5">Positive Aspekte der Anwendungen 1:</text:p>
      <text:p text:style-name="P4"/>
      <text:list xml:id="list8640444719543638249" text:style-name="L9">
        <text:list-item>
          <text:p text:style-name="P21">Ein Alarmton für die baldige Fälligkeit von Hausaufgaben und Prüfungen</text:p>
        </text:list-item>
        <text:list-item>
          <text:p text:style-name="P21">Referenzierung der Schulwebsite</text:p>
        </text:list-item>
        <text:list-item>
          <text:p text:style-name="P21">Prüfungsverwaltung mit dazugehörigen Notenlisten</text:p>
        </text:list-item>
        <text:list-item>
          <text:p text:style-name="P21">Notenliste berechnet den Gesamtdurchschnitt aller Fächer und den Durchschnitt jedes einzelnen Fachs</text:p>
        </text:list-item>
        <text:list-item>
          <text:p text:style-name="P21">Wiedererkennbarkeit der Fächer durch Farbvergebung</text:p>
        </text:list-item>
        <text:list-item>
          <text:p text:style-name="P21">Wochenstundenplan verwendet bereits erstellte Fächer</text:p>
        </text:list-item>
        <text:list-item>
          <text:p text:style-name="P21">Eine Tages und eine Wochenansicht</text:p>
        </text:list-item>
        <text:list-item>
          <text:p text:style-name="P21">Separate Ansichten für alle Hausaufgaben und Prüfungen mit Fälligkeitsdaten </text:p>
        </text:list-item>
        <text:list-item>
          <text:p text:style-name="P21">Hausaufgaben und Prüfungen können mit einem Fotos und einem Dokumenten verknüpft werden</text:p>
        </text:list-item>
        <text:list-item>
          <text:p text:style-name="P21">Ein Unterrichtsfach hat einen Kontaktnamen, eine E-Mail Adresse des Kontaktes und eine Telefonnummer des Kontaktes</text:p>
        </text:list-item>
        <text:list-item>
          <text:p text:style-name="P21">Navigation Drawer dadurch wirkt die Navigation durch die einzelnen Bestandteile der Anwendung sehr vereinfacht und intuitiv. </text:p>
          <text:p text:style-name="P21"/>
        </text:list-item>
      </text:list>
      <text:p text:style-name="P4"/>
      <text:p text:style-name="P3">2.2.2 Anwendung 2:</text:p>
      <text:p text:style-name="P3"/>
      <text:list xml:id="list37390357" text:continue-list="list5355625636200330066" text:style-name="L7">
        <text:list-item>
          <text:p text:style-name="P19">Anwendungsname „SchoolManager2.0“</text:p>
        </text:list-item>
        <text:list-item>
          <text:p text:style-name="P19">Herausgeber „Thinc.easy“</text:p>
        </text:list-item>
        <text:list-item>
          <text:p text:style-name="P19">Bewertung im GooglePlay Store „4,3 Sterne“</text:p>
        </text:list-item>
        <text:list-item>
          <text:p text:style-name="P19">Downloadzahlen „ungefähr 500“</text:p>
        </text:list-item>
      </text:list>
      <text:p text:style-name="P4"/>
      <text:p text:style-name="P4">Die <text:span text:style-name="T12">Navigation</text:span> zwischen den einzelnen Aktivitäten ist mit Android Navigation Drawer realisiert. Folgende Aktivitäten können mittels des Navigation Drawer aktiviert werden: Home, Stundenplan, Hausaufgaben, Meine Schule und <text:soft-page-break/>Einstellungen. </text:p>
      <text:p text:style-name="P4"/>
      <text:p text:style-name="P4">Die <text:span text:style-name="T12">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stunden werden automatisch in der Stundenplan Aktivität eingetragen. </text:p>
      <text:p text:style-name="P4"/>
      <text:p text:style-name="P4">Die <text:span text:style-name="T12">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p text:style-name="P4"/>
      <text:p text:style-name="P4"/>
      <text:p text:style-name="P4"><text:span text:style-name="T12">Negative Aspekte der Anwendungen 2:</text:span></text:p>
      <text:p text:style-name="P4"/>
      <text:list xml:id="list7365532686282943731" text:style-name="L10">
        <text:list-item>
          <text:p text:style-name="P22">Eine Überschneidung der Unterrichtsstunden ist möglich, Unterrichtsstunden können unbeabsichtigt verdeckt werden</text:p>
        </text:list-item>
        <text:list-item>
          <text:p text:style-name="P22">Nur Farbe und Kürzel der Unterrichtsstunde werden in der Stundenplan Übersicht angezeigt, obwohl noch genug Platz für mehr Eigenschaften besteht</text:p>
        </text:list-item>
        <text:list-item>
          <text:p text:style-name="P22">Verschiedene Stunden können gleiche Farben haben trotz eingeschränkter Farbauswahl</text:p>
        </text:list-item>
        <text:list-item>
          <text:p text:style-name="P22">Farbe des Hintergrundes und des Textes kann gleich gewählt werden und man kann den Text nicht mehr erkennen</text:p>
        </text:list-item>
        <text:list-item>
          <text:p text:style-name="P22">Beginn und Ende der Unterrichtsstunden wird weder angezeigt noch festgelegt</text:p>
        </text:list-item>
        <text:list-item>
          <text:p text:style-name="P22">Eine Unterrichtsstunde muss explizit gespeichert werden, passiert nicht automatisch bei einer Veränderung</text:p>
        </text:list-item>
        <text:list-item>
          <text:p text:style-name="P22">Das erstellen eines neuen Stundenplans überschreibt den alten Stundenplan mit allen vorher festgelegten Fächern</text:p>
        </text:list-item>
        <text:list-item>
          <text:p text:style-name="P22">Eine Verteilung der Fächer oder des Stundenplans ist nicht möglich</text:p>
          <text:p text:style-name="P22"/>
        </text:list-item>
      </text:list>
      <text:p text:style-name="P4"/>
      <text:p text:style-name="P5">Positive Aspekte der Anwendungen 2:</text:p>
      <text:p text:style-name="P25"/>
      <text:list xml:id="list4123086027819945292" text:style-name="L11">
        <text:list-item>
          <text:p text:style-name="P26"><text:soft-page-break/>Aufgrund weniger Aktivitäten erscheint die Navigation sehr Übersichtlich (kann auch als Nachteil ausgelegt werden, weil interessante oder hilfreiche Aktivitäten von Anwendung 1 nicht implementiert sind)</text:p>
        </text:list-item>
        <text:list-item>
          <text:p text:style-name="P26">Unterrichtsfächer können vordefiniert werden</text:p>
        </text:list-item>
        <text:list-item>
          <text:p text:style-name="P26">Der Stundenplan nutzt die Vordefinierten Fächer</text:p>
        </text:list-item>
        <text:list-item>
          <text:p text:style-name="P26">Unterrichtsfächer werden im Stundenplan mit vorher, vom Benutzer definierten, Farben angezeigt</text:p>
          <text:p text:style-name="P23"><text:span text:style-name="T12"/></text:p>
        </text:list-item>
      </text:list>
      <text:p text:style-name="P4"><text:span text:style-name="T12"/></text:p>
      <text:p text:style-name="P4"><text:span text:style-name="T12"/></text:p>
      <text:p text:style-name="P3">2.2.3 Anwendung 3:</text:p>
      <text:p text:style-name="P3"/>
      <text:list xml:id="list37390678" text:continue-list="list37390357" text:style-name="L7">
        <text:list-item>
          <text:p text:style-name="P19">Anwendungsname „Google Classroom “</text:p>
        </text:list-item>
        <text:list-item>
          <text:p text:style-name="P19">Herausgeber „Thinc.easy“</text:p>
        </text:list-item>
        <text:list-item>
          <text:p text:style-name="P19">Bewertung im GooglePlay Store „4,3 Sterne“</text:p>
        </text:list-item>
        <text:list-item>
          <text:p text:style-name="P19">Downloadzahlen „ungefähr 500“</text:p>
        </text:list-item>
      </text:list>
      <text:p text:style-name="P4"/>
      <text:p text:style-name="P4"/>
      <text:p text:style-name="P3">2.3 Was macht ein gutes Hausaufgabenheft aus?</text:p>
      <text:p text:style-name="P3"/>
      <text:p text:style-name="P4">Die in diesem Abschnitt definierte Darstellung der Eigenschaften eines guten Hausaufgabenheftes ist subjektiv und wird durch die in Kapitel <text:span text:style-name="T9"><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9">TAPPAGER? </text:span>Realisiert. Eingaben oder Auswahlmöglichkeiten des Benutzers müssen besonders validiert oder eingeschränkt werden, so werden Anwendungsfehler vermieden. Metadaten sollten <text:soft-page-break/>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Aus diesen Eigenschaften lassen sich wiederum neue Anwendungsfälle und Spezifikationen Formulieren.</text:p>
      <text:p text:style-name="P4"/>
      <text:p text:style-name="P4">Use-Cases: ...</text:p>
      <text:p text:style-name="P4"/>
      <text:p text:style-name="P3">2.4 Formulierung weiterer Anwendungsfälle auf Grund der Analyse ähnlicher Softwarelösungen:</text:p>
      <text:p text:style-name="P3"/>
      <text:p text:style-name="P3"/>
      <text:p text:style-name="P3"/>
      <text:p text:style-name="P3">2.5 Ausformulierung der Anwendungsfälle in Spezifikationen</text:p>
      <text:p text:style-name="P3"/>
      <text:p text:style-name="P3"/>
      <text:p text:style-name="P3">3 Konzeption und Implementierung</text:p>
      <text:p text:style-name="P3"/>
      <text:p text:style-name="P3">3.1 Entwicklungswerkzeuge </text:p>
      <text:p text:style-name="P3">Entwicklungsumgebung und Codeverbreitung</text:p>
      <text:p text:style-name="P3"/>
      <text:p text:style-name="P3">3.2 Konzeption</text:p>
      <text:p text:style-name="P3">UML Diagramme</text:p>
      <text:p text:style-name="P3"/>
      <text:p text:style-name="P3">3.3 Konkrete Implementierung der Konzepte und der Spezifikationen</text:p>
      <text:p text:style-name="P3"/>
      <text:p text:style-name="P3">3.4 Alternative Implementierungen</text:p>
      <text:p text:style-name="P3"/>
      <text:p text:style-name="P3">4 Software-Validierung</text:p>
      <text:p text:style-name="P3"/>
      <text:p text:style-name="P3">Wie wird die Anwendung getestet oder wie kann die Anwendung getestet werden.</text:p>
      <text:p text:style-name="P3"/>
      <text:p text:style-name="P3"/>
      <text:p text:style-name="P3"/>
      <text:p text:style-name="P3"/>
      <text:p text:style-name="P3"/>
      <text:p text:style-name="P3"/>
      <text:p text:style-name="P3"/>
      <text:p text:style-name="P3"><text:soft-page-break/>5 Kritik und Ausblick</text:p>
      <text:p text:style-name="P3"/>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p text:style-name="P4">5.2 Zukunft der Hausaufgabenheft-Anwendung</text:p>
      <text:p text:style-name="P4"/>
      <text:p text:style-name="P4"/>
      <text:p text:style-name="P4"><text:span text:style-name="T12">Die Eingliederung der Anwendung ins SharkNet:</text:span> </text:p>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geleitet. Betritt man die Startseite der Hausaufgabenheft-Anwendung zum ersten mal, dann gibt es mehrere Möglichkeiten der Implementierung. </text:p>
      <text:p text:style-name="P4">Erste Möglichkeit: Die Schülerin oder der Schüler legen ihre Mitschüler bzw. Klassenkameraden fest, dies setzt voraus, dass die Mitschüler als Kontakte in der Wissensbasis des SharkNets vorhanden sind, andernfalls müssten die Mitschüler nachträglich hinzugefügt werden. </text:p>
      <text:p text:style-name="P4">Zweite Möglichkeit: Die Schülerin oder der Schüler werden angewiesen beim ersten Start der Hausaufgabenheft-Anwendung ein Interesse einzutragen. Dieses Interesse müsste eindeutig sein und die Klasse beschreiben. Jede Schülerin und jeder Schüler der das SharkNet benutzt und gleichzeitig exakt dieses Interesse angegeben hat, wird automatisch in die Klassengruppe hinzugefügt und synchronisiert sich mit den Hausaufgaben und Stundneplänen seiner Mitschüler.</text:p>
      <text:p text:style-name="P4"/>
      <text:p text:style-name="P3"/>
      <text:p text:style-name="P3"/>
      <text:p text:style-name="P3"/>
      <text:p text:style-name="P3"/>
      <text:p text:style-name="P30"/>
      <text:p text:style-name="P3">Mindestens 30 Seiten bis hierher in gekürzter Form !</text:p>
      <text:p text:style-name="P3"/>
      <text:p text:style-name="P3">6 Grafiken und Programmcode</text:p>
      <text:p text:style-name="P3"/>
      <text:p text:style-name="P3">7 Glossar</text:p>
      <text:p text:style-name="P3"/>
      <text:p text:style-name="P3"><text:soft-page-break/>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5H2M8S</meta:editing-duration>
    <meta:editing-cycles>18</meta:editing-cycles>
    <meta:generator>OpenOffice/4.1.2$Win32 OpenOffice.org_project/412m3$Build-9782</meta:generator>
    <dc:date>2016-08-04T17:21:16.09</dc:date>
    <dc:creator>jason statham</dc:creator>
    <meta:document-statistic meta:table-count="0" meta:image-count="0" meta:object-count="0" meta:page-count="16" meta:paragraph-count="176" meta:word-count="4611" meta:character-count="35767"/>
    <meta:user-defined meta:name="Info 1"/>
    <meta:user-defined meta:name="Info 2"/>
    <meta:user-defined meta:name="Info 3"/>
    <meta:user-defined meta:name="Info 4"/>
  </office:meta>
</office:document-meta>
</file>